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49de"/>
    </style:style>
    <style:style style:name="T1" style:family="text">
      <style:text-properties officeooo:rsid="000149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rement for Assignment: </text:p>
      <text:p text:style-name="Standard"/>
      <text:p text:style-name="Standard"><text:s text:c="4"/>There are <text:span text:style-name="T1">4</text:span> pages we use to make this Application .</text:p>
      <text:p text:style-name="Standard"><text:s text:c="6"/>• Main page</text:p>
      <text:p text:style-name="Standard"><text:s text:c="6"/>• <text:span text:style-name="T1">Employers</text:span> page</text:p>
      <text:p text:style-name="Standard"><text:s text:c="6"/>• <text:span text:style-name="T1">Job </text:span>page</text:p>
      <text:p text:style-name="Standard"><text:s text:c="6"/></text:p>
      <text:p text:style-name="Standard"/>
      <text:p text:style-name="Standard">Main page : </text:p>
      <text:p text:style-name="Standard"><text:s text:c="10"/>For main page we just use <text:span text:style-name="T1">2 </text:span>links one for sig<text:span text:style-name="T1">n up</text:span> in and one for <text:span text:style-name="T1">sign in</text:span> page and add an <text:span text:style-name="T1">subscribe newsletter bar</text:span>. </text:p>
      <text:p text:style-name="Standard"/>
      <text:p text:style-name="Standard">Sign <text:span text:style-name="T1">in</text:span> Page :</text:p>
      <text:p text:style-name="Standard"><text:tab/>For this Application the Sign <text:span text:style-name="T1">up</text:span> Page is very important in which we get some detail via text boxes selector and and submit to it any server.</text:p>
      <text:p text:style-name="Standard"/>
      <text:p text:style-name="P1">Sign <text:span text:style-name="T1">up</text:span> Page :</text:p>
      <text:p text:style-name="P1"><text:tab/>For this Application the Sign Up or Page is very important in which we get some detail via text boxes selector and and submit to it any server.</text:p>
      <text:p text:style-name="Standard"/>
      <text:p text:style-name="Standard">Home Page</text:p>
      <text:p text:style-name="Standard"><text:tab/> In home page we have some introduction about our application and Links of pages i.e. one for <text:span text:style-name="T1">Employers<text:tab/></text:span> page and one for job <text:span text:style-name="T1">seeker</text:span> if user click job <text:s/>link it is directed to job <text:s/>pages and same for job poster, but for <text:span text:style-name="T1">post a job or build</text:span> sign up and and login is compulsory.</text:p>
      <text:p text:style-name="Standard"/>
      <text:p text:style-name="Standard">Page For <text:span text:style-name="T1">Employer</text:span>:</text:p>
      <text:p text:style-name="Standard"><text:tab/><text:tab/>In <text:span text:style-name="T1">Post your Job</text:span> page We use text boxes Where poster write company name and any other field <text:s/>, text area for detail explanation what are the requirements of the job what kind of qualification the company want.</text:p>
      <text:p text:style-name="Standard"><text:s text:c="4"/>• Gender</text:p>
      <text:p text:style-name="Standard"><text:s text:c="4"/>• City</text:p>
      <text:p text:style-name="Standard"><text:s text:c="4"/>• Name Of Company</text:p>
      <text:p text:style-name="Standard"><text:s text:c="4"/>• Qualification Required</text:p>
      <text:p text:style-name="Standard"><text:s text:c="4"/>• Email</text:p>
      <text:p text:style-name="Standard"><text:s text:c="4"/>• Contact Number</text:p>
      <text:p text:style-name="Standard"><text:s text:c="4"/>• Certification</text:p>
      <text:p text:style-name="Standard"><text:s text:c="4"/>• Company Address</text:p>
      <text:p text:style-name="Standard"><text:s text:c="4"/>• Job details and more</text:p>
      <text:p text:style-name="Standard"/>
      <text:p text:style-name="Standard">Page For Job Seeker:</text:p>
      <text:p text:style-name="Standard"><text:tab/><text:tab/><text:tab/>In Job Poster Seeker We use a link to go for resume making and put some pictures also.</text:p>
      <text:p text:style-name="Standard"/>
      <text:p text:style-name="Standard">Resume Page: </text:p>
      <text:p text:style-name="Standard"><text:s text:c="13"/>In resume page we use a build resume feild set where we add options like.</text:p>
      <text:p text:style-name="Standard"><text:s text:c="4"/>• first name</text:p>
      <text:p text:style-name="Standard"><text:s text:c="4"/>• last name</text:p>
      <text:p text:style-name="Standard"><text:s text:c="4"/>• phone </text:p>
      <text:p text:style-name="Standard"><text:s text:c="4"/>• email</text:p>
      <text:p text:style-name="Standard"><text:s text:c="4"/>• city</text:p>
      <text:p text:style-name="Standard"><text:s text:c="4"/>• profile</text:p>
      <text:p text:style-name="Standard"><text:s text:c="4"/>• key skills</text:p>
      <text:p text:style-name="Standard"><text:soft-page-break/><text:s text:c="4"/>• Achievement</text:p>
      <text:p text:style-name="Standard"><text:s text:c="4"/>• Qualification</text:p>
      <text:p text:style-name="Standard"><text:s text:c="4"/>• Image option</text:p>
      <text:p text:style-name="Standard"><text:s text:c="4"/>• and final submit butt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9:03:12.649274728</meta:creation-date>
    <dc:date>2020-04-24T19:34:37.948419241</dc:date>
    <meta:editing-duration>PT31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05" meta:character-count="1660" meta:non-whitespace-character-count="1245"/>
  </office:meta>
</office:document-meta>
</file>